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ccccff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152cm" draw:shadow-offset-y="0.152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25cm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-width="0.276cm" draw:marker-end-width="0.276cm" draw:fill="solid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276cm" draw:marker-end-width="0.276cm" draw:fill="solid" draw:fill-color="#00008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.051cm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draw:marker-start-width="0.276cm" draw:marker-end="Arrowheads_20_1" draw:marker-end-width="0.279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Arrowheads_20_1" draw:marker-end-width="0.279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6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P3" style:family="paragraph">
      <style:paragraph-properties fo:text-align="center"/>
      <style:text-properties fo:font-family="FreeSans" style:font-family-generic="swiss" style:font-pitch="variable" fo:font-size="9pt" style:font-size-asian="9pt" style:font-size-complex="9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font-family="FreeSans" style:font-family-generic="swiss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color="#ffffff" fo:font-family="FreeSans" style:font-family-generic="swiss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family="FreeSans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font-family="FreeSans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family="FreeSan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FreeSans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family="FreeSans" style:font-family-generic="swiss" style:font-pitch="variable" fo:font-size="9pt" style:font-size-asian="9pt" style:font-size-complex="9pt"/>
    </style:style>
    <style:style style:name="T4" style:family="text">
      <style:text-properties fo:color="#ffffff" fo:font-family="FreeSans" style:font-family-generic="swiss" style:font-pitch="variable" fo:font-size="10pt" style:font-size-asian="10pt" style:font-size-complex="10pt"/>
    </style:style>
    <style:style style:name="T5" style:family="text">
      <style:text-properties fo:font-family="FreeSans" style:font-family-generic="swiss" style:font-pitch="variable" fo:font-size="10pt" style:font-size-asian="10pt" style:font-size-complex="10pt"/>
    </style:style>
    <style:style style:name="T6" style:family="text">
      <style:text-properties fo:font-family="FreeSan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family="FreeSans" style:font-family-generic="swiss" style:font-pitch="variable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custom-shape draw:style-name="gr1" draw:text-style-name="P1" draw:layer="layout" svg:width="4.289cm" svg:height="3.043cm" svg:x="-0.2cm" svg:y="7.857cm">
          <text:p text:style-name="P1"><text:span text:style-name="T1">TIMEN</text:span></text:p>
          <text:p text:style-name="P1"><text:span text:style-name="T1"/></text:p>
          <text:p text:style-name="P1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0.991cm" svg:x="-6.5cm" svg:y="5.7cm">
          <text:p text:style-name="P1"><text:span text:style-name="T2">TimeML file with</text:span></text:p>
          <text:p text:style-name="P1"><text:span text:style-name="T2">timexes annota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7cm" svg:x="4.489cm" svg:y="9.715cm">
          <text:p text:style-name="P1"><text:span text:style-name="T3">Rules Lan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3.496cm" svg:height="0.643cm" svg:x="0.11cm" svg:y="8.839cm">
          <text:p text:style-name="P1"><text:span text:style-name="T4">Parse time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98cm" svg:height="0.633cm" svg:x="4.498cm" svg:y="8.859cm">
          <text:p text:style-name="P1"><text:span text:style-name="T3">Knw. Lang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2.957cm" svg:height="1.165cm" svg:x="3.989cm" svg:y="7.615cm">
          <draw:text-box>
            <text:p text:style-name="P1"><text:span text:style-name="T5">External SQLite</text:span></text:p>
            <text:p text:style-name="P1"><text:span text:style-name="T5">databases</text:span></text:p>
          </draw:text-box>
        </draw:frame>
        <draw:custom-shape draw:style-name="gr4" draw:text-style-name="P6" draw:layer="layout" svg:width="3.525cm" svg:height="0.508cm" svg:x="0.089cm" svg:y="9.907cm">
          <text:p text:style-name="P1"><text:span text:style-name="T4">Find and apply r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3.968cm" svg:height="0.629cm" svg:x="-0.079cm" svg:y="11.315cm">
          <text:p text:style-name="P1"><text:span text:style-name="T2">normalized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6.004cm" svg:height="4.99cm" svg:x="-6.7cm" svg:y="7.1cm">
          <text:p text:style-name="P1"><text:span text:style-name="T6">TIMEN_CONSUMER</text:span></text:p>
          <text:p text:style-name="P1"><text:span text:style-name="T6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2.838cm" svg:x="-4.5cm" svg:y="7.991cm">
          <text:p text:style-name="P1"><text:span text:style-name="T4">For each timex</text:span></text:p>
          <text:p text:style-name="P1"><text:span text:style-name="T4">call TIMEN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id="id2" draw:layer="layout" svg:width="1.499cm" svg:height="0.762cm" svg:x="-6.49cm" svg:y="9.701cm">
          <text:p text:style-name="P1"><text:span text:style-name="T4">ref_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8" draw:layer="layout" svg:width="5.894cm" svg:height="0.992cm" svg:x="-6.697cm" svg:y="12.504cm">
          <text:p text:style-name="P1"><text:span text:style-name="T2">TimeML file with</text:span></text:p>
          <text:p text:style-name="P1"><text:span text:style-name="T2">added or updated timex valu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id="id1" draw:layer="layout" svg:width="3.961cm" svg:height="0.5cm" svg:x="-5.161cm" svg:y="11.4cm">
          <text:p text:style-name="P1"><text:span text:style-name="T4">Handle normalized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-5.161cm" svg:y1="11.65cm" svg:x2="-5.74cm" svg:y2="10.463cm" draw:start-shape="id1" draw:start-glue-point="5" draw:end-shape="id2" draw:end-glue-point="6" svg:d="m-5161 11650h-579v-1187">
          <text:p/>
        </draw:connector>
        <draw:line draw:style-name="gr9" draw:text-style-name="P1" draw:layer="layout" svg:x1="-3.8cm" svg:y1="6.691cm" svg:x2="-3.8cm" svg:y2="7.1cm">
          <text:p/>
        </draw:line>
        <draw:line draw:style-name="gr9" draw:text-style-name="P1" draw:layer="layout" svg:x1="-3.589cm" svg:y1="11.9cm" svg:x2="-3.6cm" svg:y2="12.504cm">
          <text:p/>
        </draw:line>
        <draw:line draw:style-name="gr10" draw:text-style-name="P1" draw:layer="layout" svg:x1="-2.891cm" svg:y1="10.829cm" svg:x2="-2.9cm" svg:y2="11.4cm">
          <text:p/>
        </draw:line>
        <draw:line draw:style-name="gr11" draw:text-style-name="P1" draw:layer="layout" svg:x1="4.489cm" svg:y1="10.115cm" svg:x2="3.589cm" svg:y2="10.115cm">
          <text:p/>
        </draw:line>
        <draw:line draw:style-name="gr12" draw:text-style-name="P1" draw:layer="layout" svg:x1="1.88cm" svg:y1="9.499cm" svg:x2="1.88cm" svg:y2="9.906cm">
          <text:p/>
        </draw:line>
        <draw:line draw:style-name="gr9" draw:text-style-name="P1" draw:layer="layout" svg:x1="1.9cm" svg:y1="10.4cm" svg:x2="1.9cm" svg:y2="11.315cm">
          <text:p/>
        </draw:line>
        <draw:line draw:style-name="gr9" draw:text-style-name="P1" draw:layer="layout" svg:x1="-1.1cm" svg:y1="9.74cm" svg:x2="-0.2cm" svg:y2="9.729cm">
          <text:p/>
        </draw:line>
        <draw:custom-shape draw:style-name="gr13" draw:text-style-name="P9" draw:layer="layout" svg:width="1.488cm" svg:height="0.444cm" svg:x="-3.508cm" svg:y="10.156cm">
          <text:p text:style-name="P1"><text:span text:style-name="T8">languag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4.498cm" svg:y1="9.215cm" svg:x2="3.589cm" svg:y2="9.215cm">
          <text:p/>
        </draw:line>
        <draw:connector draw:style-name="gr14" draw:text-style-name="P1" draw:layer="layout" svg:x1="-0.079cm" svg:y1="11.629cm" svg:x2="-1.2cm" svg:y2="11.65cm" draw:start-shape="id3" draw:start-glue-point="3" draw:end-shape="id1" draw:end-glue-point="7" svg:d="m-79 11629h-560v21h-561">
          <text:p/>
        </draw:connector>
        <draw:custom-shape draw:style-name="gr13" draw:text-style-name="P9" draw:layer="layout" svg:width="3.081cm" svg:height="0.444cm" svg:x="-4.314cm" svg:y="9.704cm">
          <text:p text:style-name="P1"><text:span text:style-name="T8">DCT, ref_time, tens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488cm" svg:height="0.444cm" svg:x="-3.504cm" svg:y="9.179cm">
          <text:p text:style-name="P1"><text:span text:style-name="T8">timex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-5cm" svg:y1="10cm" svg:x2="-4.5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Héctor</meta:initial-creator>
    <meta:creation-date>2008-09-30T10:47:48</meta:creation-date>
    <dc:date>2012-03-07T12:08:23</dc:date>
    <meta:editing-cycles>63</meta:editing-cycles>
    <meta:editing-duration>PT38H33M32S</meta:editing-duration>
    <dc:creator>hector 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